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ImplementingInterfaceTests.proxy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faceExtendingAspect.interfac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rfaceExtendingAspect.increment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